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0.578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</office:automatic-styles>
  <office:body>
    <office:spreadsheet>
      <table:table table:name="PBL" table:style-name="ta1"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2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string">
            <text:p>S 1, 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6" table:number-columns-repeated="1013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21" office:value-type="string">
            <text:p>Insert Activity</text:p>
          </table:table-cell>
          <table:table-cell table:style-name="ce21" office:value-type="string">
            <text:p>A user can insert an activity in the "Activity Inventory Sheet", as the activity comes up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3"/>
          <table:table-cell table:style-name="ce21" office:value-type="string">
            <text:p>Highly depends on 2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21" office:value-type="string">
            <text:p>Modify Activity</text:p>
          </table:table-cell>
          <table:table-cell table:style-name="ce21" office:value-type="string">
            <text:p>A user can edit an activity from the "Activity Inventory Sheet"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3"/>
          <table:table-cell table:style-name="ce21" office:value-type="string">
            <text:p>Highly depends on 2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21" office:value-type="string">
            <text:p>Delete Activity</text:p>
          </table:table-cell>
          <table:table-cell table:style-name="ce21" office:value-type="string">
            <text:p>A user can delete an activity in the "Activity Inventory Sheet"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3"/>
          <table:table-cell table:style-name="ce21" office:value-type="string">
            <text:p>Highly depends on 2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uo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string">
            <text:p>S 1, 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6" table:number-columns-repeated="1013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22" office:value-type="string">
            <text:p>Fill TDTS</text:p>
          </table:table-cell>
          <table:table-cell table:style-name="ce22" office:value-type="string">
            <text:p>The user can move an activity from the "Activity Inventory Sheet" to the "To Do Today Sheet"</text:p>
          </table:table-cell>
          <table:table-cell table:style-name="ce25" office:value-type="float" office:value="6">
            <text:p>6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21" office:value-type="string">
            <text:p>Order TDTS</text:p>
          </table:table-cell>
          <table:table-cell table:style-name="ce21" office:value-type="string">
            <text:p>User can prioritize the activities of the "To Do Today Sheet", as they must be done sequentially</text:p>
          </table:table-cell>
          <table:table-cell table:style-name="ce27" office:value-type="float" office:value="6">
            <text:p>6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table:number-columns-repeated="4"/>
          <table:table-cell table:style-name="ce35"/>
          <table:table-cell table:style-name="ce37" table:number-columns-repeated="1013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2" office:value-type="string">
            <text:p>Start a Pomodoro</text:p>
          </table:table-cell>
          <table:table-cell table:style-name="ce22" office:value-type="string">
            <text:p>User begins/continues the first available activity of the "To Do Today Sheet". The timer starts and shows up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2" office:value-type="string">
            <text:p>Break a Pomodoro</text:p>
          </table:table-cell>
          <table:table-cell table:style-name="ce22" office:value-type="string">
            <text:p>User decides to interrupt the current Pomodoro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2" office:value-type="string">
            <text:p>Finish a Pomodoro</text:p>
          </table:table-cell>
          <table:table-cell table:style-name="ce22" office:value-type="string">
            <text:p>The pomodoro finishes, user is alerted to make a short break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22" office:value-type="string">
            <text:p>Finish an Activity</text:p>
          </table:table-cell>
          <table:table-cell table:style-name="ce22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3"/>
          <table:table-cell table:style-name="ce22" office:value-type="string">
            <text:p>Could be complex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22" office:value-type="string">
            <text:p>Postpone an Activity</text:p>
          </table:table-cell>
          <table:table-cell table:style-name="ce22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5" office:value-type="float" office:value="6">
            <text:p>6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2" office:value-type="string">
            <text:p>Long Break</text:p>
          </table:table-cell>
          <table:table-cell table:style-name="ce22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2" office:value-type="string">
            <text:p>No. In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2" office:value-type="string">
            <text:p>Register Int Interruptions</text:p>
          </table:table-cell>
          <table:table-cell table:style-name="ce22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2" office:value-type="string">
            <text:p>No. Ex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5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2" office:value-type="string">
            <text:p>Register Ext Interruption</text:p>
          </table:table-cell>
          <table:table-cell table:style-name="ce22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6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2" office:value-type="string">
            <text:p>Pomodoro Ring</text:p>
          </table:table-cell>
          <table:table-cell table:style-name="ce22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string">
            <text:p>4!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3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4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5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6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7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8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/04/2009</text:date>, <text:time>12.06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4-01T12:06:42</dc:date>
    <meta:editing-duration>PT04H31M17S</meta:editing-duration>
    <meta:editing-cycles>20</meta:editing-cycles>
    <meta:document-statistic meta:table-count="9" meta:cell-count="199" meta:object-count="0"/>
    <meta:user-defined meta:name="Info 1"/>
    <meta:user-defined meta:name="Info 2"/>
    <meta:user-defined meta:name="Info 3"/>
    <meta:user-defined meta:name="Info 4"/>
  </office:meta>
</office:document-meta>
</file>